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5in" fo:margin-left="0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2.2472in"/>
    </style:style>
    <style:style style:name="Table1.C" style:family="table-column">
      <style:table-column-properties style:column-width="2.0014in"/>
    </style:style>
    <style:style style:name="Table1.D" style:family="table-column">
      <style:table-column-properties style:column-width="2.061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fo:font-size="24pt" officeooo:rsid="00075445" officeooo:paragraph-rsid="00075445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75445" officeooo:paragraph-rsid="00075445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75445" officeooo:paragraph-rsid="000be34d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officeooo:rsid="00075445" officeooo:paragraph-rsid="00075445" style:font-size-asian="20pt" style:font-size-complex="20pt"/>
    </style:style>
    <style:style style:name="P7" style:family="paragraph" style:parent-style-name="Standard">
      <style:paragraph-properties fo:text-align="end" style:justify-single-word="false"/>
      <style:text-properties fo:font-size="20pt" officeooo:rsid="00075445" officeooo:paragraph-rsid="00075445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075445" officeooo:paragraph-rsid="000be34d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8pt" officeooo:rsid="00075445" officeooo:paragraph-rsid="00075445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fo:font-size="18pt" officeooo:rsid="00075445" officeooo:paragraph-rsid="00075445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75445" officeooo:paragraph-rsid="00075445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75445" officeooo:paragraph-rsid="00075445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22pt" officeooo:rsid="00075445" officeooo:paragraph-rsid="00075445" style:font-size-asian="22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075445" officeooo:paragraph-rsid="000be34d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75445" officeooo:paragraph-rsid="00075445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075445" officeooo:paragraph-rsid="000be34d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0c4c55" officeooo:paragraph-rsid="000c4c55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0c4c55" officeooo:paragraph-rsid="000c4c55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101f31" officeooo:paragraph-rsid="00101f31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075445" officeooo:paragraph-rsid="00075445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075445" officeooo:paragraph-rsid="000be34d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0f66f2" officeooo:paragraph-rsid="000f66f2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4bfda" officeooo:paragraph-rsid="0014bfda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26pt" officeooo:rsid="00075445" officeooo:paragraph-rsid="000be34d" style:font-size-asian="26pt" style:font-size-complex="26pt"/>
    </style:style>
    <style:style style:name="P27" style:family="paragraph" style:parent-style-name="Standard">
      <style:paragraph-properties fo:text-align="start" style:justify-single-word="false"/>
      <style:text-properties fo:font-size="26pt" officeooo:rsid="00075445" officeooo:paragraph-rsid="000c4c55" style:font-size-asian="26pt" style:font-size-complex="26pt"/>
    </style:style>
    <style:style style:name="P28" style:family="paragraph" style:parent-style-name="Standard">
      <style:paragraph-properties fo:text-align="start" style:justify-single-word="false"/>
      <style:text-properties fo:font-size="13pt" officeooo:rsid="000c4c55" officeooo:paragraph-rsid="000c4c55" style:font-size-asian="11.3500003814697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0c4c55" officeooo:paragraph-rsid="000c4c55" style:font-size-asian="11.3500003814697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0e3bb9" officeooo:paragraph-rsid="000e3bb9" style:font-size-asian="11.3500003814697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369c0" officeooo:paragraph-rsid="001369c0" style:font-size-asian="11.3500003814697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4bfda" officeooo:paragraph-rsid="0014bfda" style:font-size-asian="11.3500003814697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0c4c55" officeooo:paragraph-rsid="000c4c55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36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fo:language="en" fo:country="US" officeooo:rsid="00075445" officeooo:paragraph-rsid="0016eb51" style:font-size-asian="26pt" style:font-size-complex="26pt"/>
    </style:style>
    <style:style style:name="P37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14pt" fo:language="en" fo:country="US" fo:font-weight="normal" officeooo:rsid="00075445" officeooo:paragraph-rsid="0016eb51" style:font-size-asian="12.25pt" style:font-weight-asian="normal" style:font-size-complex="14pt" style:font-weight-complex="normal"/>
    </style:style>
    <style:style style:name="P38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18pt" fo:language="en" fo:country="US" fo:font-weight="normal" officeooo:rsid="00075445" officeooo:paragraph-rsid="0016eb51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af278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b2f7c"/>
    </style:style>
    <style:style style:name="T6" style:family="text">
      <style:text-properties officeooo:rsid="000be34d"/>
    </style:style>
    <style:style style:name="T7" style:family="text">
      <style:text-properties officeooo:rsid="00101f31"/>
    </style:style>
    <style:style style:name="T8" style:family="text">
      <style:text-properties officeooo:rsid="00113d95"/>
    </style:style>
    <style:style style:name="T9" style:family="text">
      <style:text-properties officeooo:rsid="0012c2fb"/>
    </style:style>
    <style:style style:name="T10" style:family="text">
      <style:text-properties officeooo:rsid="001369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тчёт по лабораторной работе №3 по курсу</text:p>
      <text:p text:style-name="P5">«Типы и структуры данных»</text:p>
      <text:p text:style-name="P1"/>
      <text:p text:style-name="P7"/>
      <text:p text:style-name="P2"><text:span text:style-name="T2">Имя</text:span> - <text:span text:style-name="T1">Факирзаи Амджад</text:span></text:p>
      <text:p text:style-name="P10"><text:s text:c="38"/>Группа – <text:s/>ИУ7И-36Б <text:s text:c="8"/></text:p>
      <text:p text:style-name="P9"/>
      <text:p text:style-name="P9"/>
      <text:p text:style-name="P3">Описание условия задачи</text:p>
      <text:p text:style-name="P9"/>
      <text:p text:style-name="P11"><text:tab/>Разреженная (содержащая много нулей) матрица хранится в <text:tab/>форме 3-х объектов:</text:p>
      <text:p text:style-name="P11"><text:s text:c="4"/><text:tab/>• вектор 𝐴 содержит значения ненулевых элементов;</text:p>
      <text:p text:style-name="P11"><text:s text:c="4"/><text:tab/>• вектор 𝐼𝐴 содержит номера строк для элементов вектора 𝐴;</text:p>
      <text:p text:style-name="P11"><text:s text:c="4"/><text:tab/>• вектор 𝐽𝐴, в элементе 𝑁𝑘 которого находится номер <text:s/><text:tab/><text:tab/><text:tab/><text:tab/>компонент в 𝐴 и 𝐼𝐴, с которых начинается описание <text:tab/><text:tab/><text:tab/>столбца 𝑁𝑘 матрицы 𝐴.</text:p>
      <text:p text:style-name="P11"/>
      <text:p text:style-name="P6">Задание:</text:p>
      <text:p text:style-name="P11"><text:tab/>1. Смоделировать операцию сложения двух матриц, <text:tab/><text:tab/><text:tab/><text:tab/>хранящихся в этой форме, с получением результата в той <text:tab/><text:tab/>же форме.</text:p>
      <text:p text:style-name="P11"><text:tab/>2. Произвести операцию сложения, применяя <text:tab/>стандартный <text:tab/><text:tab/><text:tab/>алгоритм работы с матрицами.</text:p>
      <text:p text:style-name="P11"><text:tab/>3. Сравнить время выполнения операций и объем <text:tab/>памяти при <text:tab/><text:tab/>использовании этих 2-х алгоритмов при различном <text:tab/><text:tab/><text:tab/><text:tab/>проценте заполнения матриц.</text:p>
      <text:p text:style-name="P11"/>
      <text:p text:style-name="P3">Описание технического задания</text:p>
      <text:p text:style-name="P3"/>
      <text:p text:style-name="P6">Входные данные</text:p>
      <text:p text:style-name="P12"><text:tab/>• Целое число представляет собой выбор метода заполнения <text:tab/><text:tab/><text:tab/>матрицы (вручную с клавиатуры или из файла).</text:p>
      <text:p text:style-name="P12"><text:soft-page-break/><text:tab/>• Целые числа представляют собой параметры матрицы: <text:tab/><text:tab/><text:tab/><text:tab/>количество строк, количество столбцов, количество <text:tab/><text:tab/><text:tab/>ненулевых элементов, и сами элементы матрицы (если <text:tab/><text:tab/><text:tab/>производится ввод с клавиатуры).</text:p>
      <text:p text:style-name="P12"><text:tab/>• Если выбран вариант ввода из файла, то необходим файл с <text:tab/><text:tab/><text:tab/>матрицей.</text:p>
      <text:p text:style-name="P12"><text:tab/>• Целое число определяет действие, которое будет выполнено с <text:tab/><text:tab/>матрицами.</text:p>
      <text:p text:style-name="P12"/>
      <text:p text:style-name="P12"/>
      <text:p text:style-name="P3">Выходные данные</text:p>
      <text:p text:style-name="P3"/>
      <text:p text:style-name="P11"><text:tab/>• При выборе вывода результата сложения в формате CSC, <text:tab/><text:tab/><text:tab/>матрица будет представлена в данном формате.</text:p>
      <text:p text:style-name="P11"><text:tab/>• При выборе вывода результата сложения в стандартном <text:tab/><text:tab/><text:tab/>формате, матрица будет представлена в данном формате.</text:p>
      <text:p text:style-name="P11"><text:tab/>• Если требуется измерить время и объем памяти, используемый <text:tab/><text:tab/>для сложения матриц в различных форматах, будет <text:tab/><text:tab/><text:tab/><text:tab/>предоставлена информация о времени и памяти.</text:p>
      <text:p text:style-name="P11"/>
      <text:p text:style-name="P11"/>
      <text:p text:style-name="P3">Функции меню в программе</text:p>
      <text:p text:style-name="P6"/>
      <text:p text:style-name="P6">Ввод матрицы:</text:p>
      <text:p text:style-name="P6"/>
      <text:p text:style-name="P12">1. Reading from the keyboard.</text:p>
      <text:p text:style-name="P12">2. Reading from a file.</text:p>
      <text:p text:style-name="P12"/>
      <text:p text:style-name="P6">Действия с матрицами:</text:p>
      <text:p text:style-name="P6"/>
      <text:p text:style-name="P12">1. Add up the matrices and output as CSC.</text:p>
      <text:p text:style-name="P12">2. Add up the matrices and output in the form of CSC and in the form of a matrix.</text:p>
      <text:p text:style-name="P12">3. Output the matrix addition time in the form of CSC and in the form of a matrix.</text:p>
      <text:p text:style-name="P12">4. Output the amount of memory occupied by the matrices and their sum.</text:p>
      <text:p text:style-name="P3"><text:soft-page-break/>Аварийные ситуации</text:p>
      <text:p text:style-name="P12">1. Неверный выбор в меню.</text:p>
      <text:p text:style-name="P12">2. Ввод имени несуществующего файла.</text:p>
      <text:p text:style-name="P12">3. Имя файла не содержит матрицу.</text:p>
      <text:p text:style-name="P12">4. Дублирующийся элемент в файле с матрицей.</text:p>
      <text:p text:style-name="P12">5. Ошибка при выделении памяти.</text:p>
      <text:p text:style-name="P12">6. Размеры складываемых матриц не совпадают.</text:p>
      <text:p text:style-name="P12"/>
      <text:p text:style-name="P3">Описание структур данных</text:p>
      <text:p text:style-name="P3"/>
      <text:p text:style-name="P12">1. Разреженная матрица хранится с использованием следующей структуры.</text:p>
      <text:p text:style-name="P12">𝑠𝑝𝑎𝑟𝑠𝑒_𝑚𝑎𝑡𝑟𝑖𝑥_𝑡:</text:p>
      <text:p text:style-name="P12">typedef struct</text:p>
      <text:p text:style-name="P12">{</text:p>
      <text:p text:style-name="P12">s i z e _ t nrows ;</text:p>
      <text:p text:style-name="P12">size_t ncols ;</text:p>
      <text:p text:style-name="P12">s i z e _ t nelems ;</text:p>
      <text:p text:style-name="P12">int ∗A;</text:p>
      <text:p text:style-name="P12">s i z e _ t ∗IA ;</text:p>
      <text:p text:style-name="P12">s i z e _ t ∗JA ;</text:p>
      <text:p text:style-name="P12">} sparse_matrix_t ;</text:p>
      <text:p text:style-name="P12"/>
      <text:p text:style-name="P9">Поля структуры:</text:p>
      <text:p text:style-name="P12"><text:tab/>• 𝑛𝑟𝑜𝑤𝑠 — количество строк;</text:p>
      <text:p text:style-name="P12"><text:tab/>• 𝑛𝑐𝑜𝑙𝑠 — количество столбцов;</text:p>
      <text:p text:style-name="P12"><text:tab/>• 𝑛𝑒𝑙𝑒𝑚𝑠 — количество ненулевых элементов;</text:p>
      <text:p text:style-name="P12"><text:tab/>• 𝐴 — массив элементов матрицы;</text:p>
      <text:p text:style-name="P12"><text:tab/>• 𝐼𝐴 — массив номеров строк, в которых располагаются соответ-</text:p>
      <text:p text:style-name="P12"><text:tab/>ствующие элементы матрицы;</text:p>
      <text:p text:style-name="P12"><text:tab/>• 𝐽𝐴 — массив, в элементе 𝑁𝑘 которого находится номер компо-</text:p>
      <text:p text:style-name="P12"><text:tab/>нент в 𝐴 и 𝐼𝐴, с которых начинается описание столбца 𝑁𝑘 мат-</text:p>
      <text:p text:style-name="P12"><text:tab/>рицы 𝐴.</text:p>
      <text:p text:style-name="P12"/>
      <text:p text:style-name="P12">2. Для хранения матрицы в памяти в стандартной форме используется структура `<text:span text:style-name="T3">matrix_t</text:span>`:<text:span text:style-name="T3">\</text:span></text:p>
      <text:p text:style-name="P12"/>
      <text:p text:style-name="P12"><text:soft-page-break/>typedef struct</text:p>
      <text:p text:style-name="P12">{</text:p>
      <text:p text:style-name="P12">int ∗∗ data ;</text:p>
      <text:p text:style-name="P12">s i z e _ t nrows ;</text:p>
      <text:p text:style-name="P12">size_t ncols ;</text:p>
      <text:p text:style-name="P12">} matrix_t ;</text:p>
      <text:p text:style-name="P12"/>
      <text:p text:style-name="P9">Поля структуры:</text:p>
      <text:p text:style-name="P9"/>
      <text:p text:style-name="P9"><text:tab/><text:span text:style-name="T4">• 𝑑𝑎𝑡𝑎 </text:span>— двумерный массив элементов матрицы;</text:p>
      <text:p text:style-name="P9"><text:tab/>• <text:span text:style-name="T4">𝑛𝑟𝑜𝑤𝑠 </text:span>— количество строк матрицы;</text:p>
      <text:p text:style-name="P9"><text:tab/>• <text:span text:style-name="T4">𝑛𝑐𝑜𝑙𝑠</text:span> — количество столбцов матрицы.</text:p>
      <text:p text:style-name="P9"/>
      <text:p text:style-name="P13">Описание функций</text:p>
      <text:p text:style-name="P13"/>
      <text:p text:style-name="P15">1. Функция, осуществляющая ввод разреженной матрицы с клавиатуры в координатной форме. Принимает указатель на разреженную матрицу в качестве входных данных. Возвращает код ошибки.</text:p>
      <text:p text:style-name="P15"/>
      <text:p text:style-name="P15">int sparse_matrix_input ( sparse_matrix_t ∗</text:p>
      <text:p text:style-name="P15"><text:tab/>sparse_matrix ) ;</text:p>
      <text:p text:style-name="P15"/>
      <text:p text:style-name="P15">2. Функция, выполняющая выделение памяти под разреженную матрицу в формате разреженных столбцов. Принимает указатель на разреженную матрицу в качестве входных данных. Возвращает код ошибки.</text:p>
      <text:p text:style-name="P15">int sparse _ matrix _ alloc ( sparse_matrix_t ∗</text:p>
      <text:p text:style-name="P15"><text:tab/>sparse_matrix ) ;</text:p>
      <text:p text:style-name="P15"/>
      <text:p text:style-name="P15">3. Функция, выполняющая освобождение памяти, занятой разреженной матрицей. Принимает указатель на разреженную матрицу в качестве входных данных.</text:p>
      <text:p text:style-name="P15">void sparse _ matrix _ free ( sparse_matrix_t ∗</text:p>
      <text:p text:style-name="P15"><text:tab/>sparse_matrix ) ;<text:span text:style-name="T5">\</text:span></text:p>
      <text:p text:style-name="P15"/>
      <text:p text:style-name="P15">4.Функция, выполняющая преобразование разреженной матрицы в стандартную. Принимает указатель на разреженную матрицу в качестве входных данных и возвращает стандартную матрицу. Также возвращает код ошибки.</text:p>
      <text:p text:style-name="P15">int sparse_matrix_to_matrix ( matrix_t ∗ matrix ,</text:p>
      <text:p text:style-name="P15"><text:tab/>sparse_matrix_t ∗ sparse_matrix ) ;</text:p>
      <text:p text:style-name="P15"/>
      <text:p text:style-name="P15"><text:soft-page-break/>5. Функция, выполняющая чтение разреженной матрицы из файла. Принимает указатель на разреженную матрицу и файл в качестве входных данных.</text:p>
      <text:p text:style-name="P15">int sparse_matrix_fscan ( sparse_matrix_t ∗ sparse_matrix , FILE ∗ f ) ;</text:p>
      <text:p text:style-name="P15"/>
      <text:p text:style-name="P15">6. Функция, выполняющая сложение двух разреженных матриц. Принимает указатели на складываемые матрицы и неявно возвращает результат сложения в виде матрицы.</text:p>
      <text:p text:style-name="P15">int sparse_matrices_add ( sparse_matrix_t ∗ matrix_res ,</text:p>
      <text:p text:style-name="P15"><text:tab/>sparse_matrix_t ∗ matrix_1 , sparse_matrix_t ∗matrix_2 ) ;</text:p>
      <text:p text:style-name="P15"/>
      <text:p text:style-name="P15">7. Функция, измеряющая время, затраченное на сложение двух разреженных матриц. Принимает указатели на складываемые матрицы и неявно возвращает результат сложения в виде матрицы, а также время, затраченное на сложение.</text:p>
      <text:p text:style-name="P15">int time_sparse_matrices_add ( microsecond_t ∗ time , sparse_matrix_t ∗ <text:tab/>matrix_res , sparse_matrix_t ∗matrix_1 , sparse_matrix_t ∗ <text:tab/>matrix_2 ) ;</text:p>
      <text:p text:style-name="P15"/>
      <text:p text:style-name="P15">8.Функция, отображающая разреженную матрицу в формате разреженных столбцов на экране. Принимает на вход разреженную матрицу через указатель.</text:p>
      <text:p text:style-name="P15">void sparse_matrix_output ( sparse_matrix_t ∗sparse_matrix ) ;</text:p>
      <text:p text:style-name="P15"/>
      <text:p text:style-name="P15">9.Функция, вычисляющая размер, занимаемый в памяти разреженной матрицей. Принимает указатель на разреженную матрицу в качестве входных данных и возвращает её размер.</text:p>
      <text:p text:style-name="P15">s i z e _ t s p a r s e _ m a t r i x _ s i z e ( sparse_matrix_t ∗sparse_matrix ) ;</text:p>
      <text:p text:style-name="P15"/>
      <text:p text:style-name="P15">10. Функция, выполняющая освобождение памяти, выделенной под стандартную матрицу. Принимает указатель на стандартную матрицу в качестве входных данных.</text:p>
      <text:p text:style-name="P15">void m a t r i x _ f r e e ( matrix_t ∗ matrix ) ;</text:p>
      <text:p text:style-name="P15"/>
      <text:p text:style-name="P15">11. Функция, отображающая матрицу в стандартном формате на экране. Принимает на вход указатель на стандартную матрицу через указатель.</text:p>
      <text:p text:style-name="P15">void matrix_output ( matrix_t ∗ matrix ) ;</text:p>
      <text:p text:style-name="P15"/>
      <text:p text:style-name="P15">12.Функция, выполняющая сложение двух стандартных матриц. Принимает указатели на складываемые матрицы и неявно возвращает результат сложения в виде матрицы.</text:p>
      <text:p text:style-name="P15">int matrices_add ( matrix_t ∗ matrix_res , matrix_t ∗matrix_1 , matrix_t ∗ <text:tab/>matrix_2 ) ;</text:p>
      <text:p text:style-name="P15"/>
      <text:p text:style-name="P15">13. Функция, выполняющая выделение памяти под матрицу в стандартном формате. Принимает указатель на матрицу в качестве входных данных.</text:p>
      <text:p text:style-name="P15">int m a t r i x _ a l l o c ( matrix_t ∗ matrix ) ;</text:p>
      <text:p text:style-name="P15"/>
      <text:p text:style-name="P15"><text:soft-page-break/>14. Функция, измеряющая время, затраченное на сложение двух стандартных матриц. Принимает указатели на складываемые матрицы и неявно возвращает результат сложения в виде матрицы, а также время, затраченное на сложение.</text:p>
      <text:p text:style-name="P15">int time_matrices_add ( microsecond_t ∗ time , matrix_t</text:p>
      <text:p text:style-name="P15">∗ matrix_res , matrix_t ∗ matrix_1 , matrix_t ∗matrix_2 ) ;</text:p>
      <text:p text:style-name="P15"/>
      <text:p text:style-name="P15">15. Функция, вычисляющая размер, занимаемый в памяти стандартной матрицей. Принимает указатель на стандартную матрицу в качестве входных данных и возвращает её размер.</text:p>
      <text:p text:style-name="P15">s i z e _ t m a t r i x _ s i z e ( matrix_t ∗ matrix ) ;</text:p>
      <text:p text:style-name="P36">Альтернативное описание алгоритма:</text:p>
      <text:p text:style-name="P37"/>
      <text:p text:style-name="P37">Исходный код реализует программу, выполняющую операции с разреженными матрицами. Разреженные матрицы представлены с использованием трех массивов: A (содержит ненулевые элементы), IA (индексы строк ненулевых элементов) и JA (индексы столбцов ненулевых элементов). Программа позволяет пользователю вводить разреженные матрицы как с клавиатуры, так и из файла. Затем она предоставляет различные операции, такие как сложение разреженных матриц, преобразование разреженных матриц в стандартные матрицы, измерение времени выполнения операций сложения и расчет объема памяти, занимаемой матрицами.</text:p>
      <text:p text:style-name="P37"/>
      <text:p text:style-name="P37">Основные шаги алгоритма включают в себя:</text:p>
      <text:p text:style-name="P37"/>
      <text:p text:style-name="P38">1. Ввод матриц:</text:p>
      <text:p text:style-name="P37"><text:s text:c="3"/>- Пользователь выбирает метод ввода для двух матриц (sparse_matrix_1 и sparse_matrix_2).</text:p>
      <text:p text:style-name="P37"><text:s text:c="3"/>- Ввод может быть выполнен как с клавиатуры, так и из файла.</text:p>
      <text:p text:style-name="P37"/>
      <text:p text:style-name="P38">2. Ввод разреженной матрицы:</text:p>
      <text:p text:style-name="P37"><text:s text:c="3"/>- Программа считывает размеры и количество ненулевых элементов для каждой матрицы.</text:p>
      <text:p text:style-name="P37"><text:s text:c="3"/>- Выделяется динамическая память для представления разреженной матрицы.</text:p>
      <text:p text:style-name="P37"><text:s text:c="3"/>- Вводятся ненулевые элементы, и программа проверяет отсутствие дубликатов в одной и той же позиции.</text:p>
      <text:p text:style-name="P37"/>
      <text:p text:style-name="P38"><text:soft-page-break/>3. Сложение разреженных матриц:</text:p>
      <text:p text:style-name="P37"><text:s text:c="3"/>- Пользователь может выбрать сложение двух разреженных матриц.</text:p>
      <text:p text:style-name="P37"><text:s text:c="3"/>- Выполняется сложение, и результат сохраняется в sparse_matrix_res.</text:p>
      <text:p text:style-name="P37"/>
      <text:p text:style-name="P38">4. Преобразование в стандартную матрицу:</text:p>
      <text:p text:style-name="P37"><text:s text:c="3"/>- По желанию пользователя программа преобразует результат в стандартный формат матрицы.</text:p>
      <text:p text:style-name="P37"/>
      <text:p text:style-name="P38">5. Измерение времени:</text:p>
      <text:p text:style-name="P37"><text:s text:c="3"/>- Пользователь может измерить время выполнения операций сложения матриц.</text:p>
      <text:p text:style-name="P37"><text:s text:c="3"/>- Программа выполняет несколько измерений и вычисляет среднее время.</text:p>
      <text:p text:style-name="P37"/>
      <text:p text:style-name="P38">6. Расчет объема памяти:</text:p>
      <text:p text:style-name="P37"><text:s text:c="3"/>- Программа вычисляет и выводит объем памяти, занимаемый матрицами в разреженной и стандартной формах.</text:p>
      <text:p text:style-name="P37"/>
      <text:p text:style-name="P38">7. Освобождение памяти:</text:p>
      <text:p text:style-name="P37"><text:s text:c="3"/>- Все выделенные ресурсы для матриц освобождаются перед завершением программы.</text:p>
      <text:p text:style-name="P37"/>
      <text:p text:style-name="P37">В целом программа стремится предоставить гибкий и эффективный способ работы с разреженными матрицами, предлагая операции, методы ввода и измерения производительности.</text:p>
      <text:p text:style-name="P15"/>
      <text:p text:style-name="P13">Описание алгоритма <text:span text:style-name="T9">сложения матриц</text:span></text:p>
      <text:p text:style-name="P13"/>
      <text:p text:style-name="P21">1. Выбирается способ ввода первой матрицы: с клавиатуры или из файла. В случае выбора ввода из файла, требуется указать имя файла. В случае выбора клавиатурного ввода, матрица вводится с клавиатуры по координатам.</text:p>
      <text:p text:style-name="P21"/>
      <text:p text:style-name="P21">2. Выбирается операция: сложение с выводом в формате разреженных столбцов, сложение с выводом в формате разреженных столбцов и стандартном формате, измерение времени выполнения сложения и объема памяти, занимаемого матрицей в разреженном и стандартном представлении.</text:p>
      <text:p text:style-name="P21"/>
      <text:p text:style-name="P21"><text:soft-page-break/>3. Если выбрана операция сложения, то выполняется сложение разреженных матриц, и результат выводится в формате разреженных столбцов (и, при необходимости, в стандартном формате).</text:p>
      <text:p text:style-name="P21"/>
      <text:p text:style-name="P21">4. Если выбрана операция измерения времени и памяти, то матрицы складываются как в формате разреженных столбцов, так и в стандартном формате. Затем подсчитывается объем памяти, который занимают эти матрицы в разреженном и стандартном представлении. Результаты измерений выводятся на экран.</text:p>
      <text:p text:style-name="P26"/>
      <text:p text:style-name="P26"/>
      <text:p text:style-name="P26"/>
      <text:p text:style-name="P26"/>
      <text:p text:style-name="P26"/>
      <text:p text:style-name="P27"/>
      <text:p text:style-name="P27"><text:span text:style-name="T6">Т</text:span>ест<text:span text:style-name="T6">ы</text:span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No</text:p>
          </table:table-cell>
          <table:table-cell table:style-name="Table1.A1" office:value-type="string">
            <text:p text:style-name="P25">Name of the text</text:p>
          </table:table-cell>
          <table:table-cell table:style-name="Table1.A1" office:value-type="string">
            <text:p text:style-name="P25">Input</text:p>
          </table:table-cell>
          <table:table-cell table:style-name="Table1.D1" office:value-type="string">
            <text:p text:style-name="P33">Output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31">Некорректный пункт</text:p>
            <text:p text:style-name="P31">меню</text:p>
          </table:table-cell>
          <table:table-cell table:style-name="Table1.A2" office:value-type="string">
            <text:p text:style-name="P34">123</text:p>
          </table:table-cell>
          <table:table-cell table:style-name="Table1.D2" office:value-type="string">
            <text:p text:style-name="P31">Некорректный</text:p>
            <text:p text:style-name="P31">выбор.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31">Выбор пустого</text:p>
            <text:p text:style-name="P31">файла</text:p>
          </table:table-cell>
          <table:table-cell table:style-name="Table1.A2" office:value-type="string">
            <text:p text:style-name="P35">2</text:p>
            <text:p text:style-name="P35">empty.txt</text:p>
          </table:table-cell>
          <table:table-cell table:style-name="Table1.D2" office:value-type="string">
            <text:p text:style-name="P31">Файл повреждён или</text:p>
            <text:p text:style-name="P31">пуст.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31">Некорректное имя</text:p>
            <text:p text:style-name="P31">файла при чтении из</text:p>
            <text:p text:style-name="P31">файла</text:p>
          </table:table-cell>
          <table:table-cell table:style-name="Table1.A2" office:value-type="string">
            <text:p text:style-name="P31">2</text:p>
            <text:p text:style-name="P31">a<text:span text:style-name="T10">ssdf</text:span>.txt</text:p>
          </table:table-cell>
          <table:table-cell table:style-name="Table1.D2" office:value-type="string">
            <text:p text:style-name="P31">Ошибка открытия</text:p>
            <text:p text:style-name="P31">файла.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31">Некорректный пункт</text:p>
            <text:p text:style-name="P31">меню</text:p>
          </table:table-cell>
          <table:table-cell table:style-name="Table1.A2" office:value-type="string">
            <text:p text:style-name="P29">xyz</text:p>
          </table:table-cell>
          <table:table-cell table:style-name="Table1.D2" office:value-type="string">
            <text:p text:style-name="P31">Некорректный</text:p>
            <text:p text:style-name="P31">выбор.</text:p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31">Некорректный ввод</text:p>
            <text:p text:style-name="P31">при вводе с</text:p>
            <text:p text:style-name="P31">клавиатуры</text:p>
          </table:table-cell>
          <table:table-cell table:style-name="Table1.A2" office:value-type="string">
            <text:p text:style-name="P30">1</text:p>
            <text:p text:style-name="P30">xyz</text:p>
          </table:table-cell>
          <table:table-cell table:style-name="Table1.D2" office:value-type="string">
            <text:p text:style-name="P31">Некорректный ввод</text:p>
          </table:table-cell>
        </table:table-row>
        <table:table-row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31">Ввод элемента,</text:p>
            <text:p text:style-name="P31">выходящего за</text:p>
            <text:p text:style-name="P31">границы матрицы</text:p>
          </table:table-cell>
          <table:table-cell table:style-name="Table1.A2" office:value-type="string">
            <text:p text:style-name="P31">1</text:p>
            <text:p text:style-name="P32">664</text:p>
            <text:p text:style-name="P32">765</text:p>
          </table:table-cell>
          <table:table-cell table:style-name="Table1.D2" office:value-type="string">
            <text:p text:style-name="P31">Некорректный ввод.</text:p>
          </table:table-cell>
        </table:table-row>
        <table:table-row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31">Ввод с клавиатуры и</text:p>
            <text:p text:style-name="P31">вывод в формате</text:p>
            <text:p text:style-name="P31">CSC</text:p>
          </table:table-cell>
          <table:table-cell table:style-name="Table1.A2" office:value-type="string">
            <text:p text:style-name="P31">1</text:p>
            <text:p text:style-name="P31">553</text:p>
            <text:p text:style-name="P31">005</text:p>
            <text:p text:style-name="P31">013</text:p>
            <text:p text:style-name="P31"><text:soft-page-break/>1 1 -9</text:p>
            <text:p text:style-name="P31">1</text:p>
            <text:p text:style-name="P31">552</text:p>
            <text:p text:style-name="P31">1 1 20</text:p>
            <text:p text:style-name="P31">3 2 25</text:p>
            <text:p text:style-name="P31">1</text:p>
          </table:table-cell>
          <table:table-cell table:style-name="Table1.D2" office:value-type="string">
            <text:p text:style-name="P31">A: 5 3 11 25</text:p>
            <text:p text:style-name="P31">IA: 0 0 1 3</text:p>
            <text:p text:style-name="P31">JA: 0 1 3 4 4 4</text:p>
          </table:table-cell>
        </table:table-row>
        <table:table-row>
          <table:table-cell table:style-name="Table1.A2" office:value-type="string">
            <text:p text:style-name="P18">8</text:p>
          </table:table-cell>
          <table:table-cell table:style-name="Table1.A2" office:value-type="string">
            <text:p text:style-name="P31">Ввод с клавиатуры и</text:p>
            <text:p text:style-name="P31">вывод в формате</text:p>
            <text:p text:style-name="P31">CSC и в виде</text:p>
            <text:p text:style-name="P31">матрицы</text:p>
          </table:table-cell>
          <table:table-cell table:style-name="Table1.A2" office:value-type="string">
            <text:p text:style-name="P31">1</text:p>
            <text:p text:style-name="P31">332</text:p>
            <text:p text:style-name="P31">013</text:p>
            <text:p text:style-name="P31">225</text:p>
            <text:p text:style-name="P31">1</text:p>
            <text:p text:style-name="P31">332</text:p>
            <text:p text:style-name="P31">228</text:p>
            <text:p text:style-name="P31">204</text:p>
          </table:table-cell>
          <table:table-cell table:style-name="Table1.D2" office:value-type="string">
            <text:p text:style-name="P31">A: 4 3 13</text:p>
            <text:p text:style-name="P31">IA: 2 0 2</text:p>
            <text:p text:style-name="P31">JA: 0 1 2 3</text:p>
            <text:p text:style-name="P31">030</text:p>
            <text:p text:style-name="P31">000</text:p>
            <text:p text:style-name="P31">4 0 13</text:p>
          </table:table-cell>
        </table:table-row>
      </table:table>
      <text:p text:style-name="P26"/>
      <text:p text:style-name="P26"/>
      <text:p text:style-name="P26"/>
      <text:p text:style-name="P26"/>
      <text:p text:style-name="P26">Сравнение алгоритмов сложения матриц</text:p>
      <text:p text:style-name="P26"/>
      <text:p text:style-name="P8">Временные замеры</text:p>
      <text:p text:style-name="P8"/>
      <text:p text:style-name="P22">Во всех измерениях время сортировки рассчитывается как среднее значение из 100 измерений. Время измеряется в микросекундах.</text:p>
      <text:p text:style-name="P2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3">Плотность</text:p>
            <text:p text:style-name="P23">(%)</text:p>
          </table:table-cell>
          <table:table-cell table:style-name="Table2.A1" office:value-type="string">
            <text:p text:style-name="P23">Размерность</text:p>
          </table:table-cell>
          <table:table-cell table:style-name="Table2.A1" office:value-type="string">
            <text:p text:style-name="P23">Время</text:p>
            <text:p text:style-name="P23">сложения</text:p>
            <text:p text:style-name="P23">стандартных</text:p>
            <text:p text:style-name="P23">матриц, мкс</text:p>
          </table:table-cell>
          <table:table-cell table:style-name="Table2.A1" office:value-type="string">
            <text:p text:style-name="P23">Время</text:p>
            <text:p text:style-name="P23">сложения</text:p>
            <text:p text:style-name="P23">разреженных</text:p>
            <text:p text:style-name="P23">матриц, мкс</text:p>
          </table:table-cell>
          <table:table-cell table:style-name="Table2.E1" office:value-type="string">
            <text:p text:style-name="P23">Отношение</text:p>
            <text:p text:style-name="P23">времени</text:p>
            <text:p text:style-name="P23">сложения</text:p>
            <text:p text:style-name="P23">стандартных</text:p>
            <text:p text:style-name="P23">матриц к</text:p>
            <text:p text:style-name="P23">времени</text:p>
            <text:p text:style-name="P23">сложения</text:p>
            <text:p text:style-name="P23">разреженных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3">100x100</text:p>
          </table:table-cell>
          <table:table-cell table:style-name="Table2.A2" office:value-type="string">
            <text:p text:style-name="P23">22</text:p>
          </table:table-cell>
          <table:table-cell table:style-name="Table2.A2" office:value-type="string">
            <text:p text:style-name="P24">11</text:p>
          </table:table-cell>
          <table:table-cell table:style-name="Table2.E2" office:value-type="string">
            <text:p text:style-name="P24">2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200x200</text:p>
          </table:table-cell>
          <table:table-cell table:style-name="Table2.A2" office:value-type="string">
            <text:p text:style-name="P24">119</text:p>
          </table:table-cell>
          <table:table-cell table:style-name="Table2.A2" office:value-type="string">
            <text:p text:style-name="P24">51</text:p>
          </table:table-cell>
          <table:table-cell table:style-name="Table2.E2" office:value-type="string">
            <text:p text:style-name="P24">2.33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500x500</text:p>
          </table:table-cell>
          <table:table-cell table:style-name="Table2.A2" office:value-type="string">
            <text:p text:style-name="P24">828</text:p>
          </table:table-cell>
          <table:table-cell table:style-name="Table2.A2" office:value-type="string">
            <text:p text:style-name="P24">253</text:p>
          </table:table-cell>
          <table:table-cell table:style-name="Table2.E2" office:value-type="string">
            <text:p text:style-name="P24">3.27</text:p>
          </table:table-cell>
        </table:table-row>
        <table:table-row>
          <table:table-cell table:style-name="Table2.A2" office:value-type="string">
            <text:p text:style-name="P24">10</text:p>
          </table:table-cell>
          <table:table-cell table:style-name="Table2.A2" office:value-type="string">
            <text:p text:style-name="P24">100x100</text:p>
          </table:table-cell>
          <table:table-cell table:style-name="Table2.A2" office:value-type="string">
            <text:p text:style-name="P24">27</text:p>
          </table:table-cell>
          <table:table-cell table:style-name="Table2.A2" office:value-type="string">
            <text:p text:style-name="P24">47</text:p>
          </table:table-cell>
          <table:table-cell table:style-name="Table2.E2" office:value-type="string">
            <text:p text:style-name="P24">0.57</text:p>
          </table:table-cell>
        </table:table-row>
        <text:soft-page-break/>
        <table:table-row>
          <table:table-cell table:style-name="Table2.A2" office:value-type="string">
            <text:p text:style-name="P24">10</text:p>
          </table:table-cell>
          <table:table-cell table:style-name="Table2.A2" office:value-type="string">
            <text:p text:style-name="P24">200x200</text:p>
          </table:table-cell>
          <table:table-cell table:style-name="Table2.A2" office:value-type="string">
            <text:p text:style-name="P24">96</text:p>
          </table:table-cell>
          <table:table-cell table:style-name="Table2.A2" office:value-type="string">
            <text:p text:style-name="P24">233</text:p>
          </table:table-cell>
          <table:table-cell table:style-name="Table2.E2" office:value-type="string">
            <text:p text:style-name="P24">0.04</text:p>
          </table:table-cell>
        </table:table-row>
        <table:table-row>
          <table:table-cell table:style-name="Table2.A2" office:value-type="string">
            <text:p text:style-name="P24">10</text:p>
          </table:table-cell>
          <table:table-cell table:style-name="Table2.A2" office:value-type="string">
            <text:p text:style-name="P24">500x500</text:p>
          </table:table-cell>
          <table:table-cell table:style-name="Table2.A2" office:value-type="string">
            <text:p text:style-name="P24">777</text:p>
          </table:table-cell>
          <table:table-cell table:style-name="Table2.A2" office:value-type="string">
            <text:p text:style-name="P24">2936</text:p>
          </table:table-cell>
          <table:table-cell table:style-name="Table2.E2" office:value-type="string">
            <text:p text:style-name="P24">0.26</text:p>
          </table:table-cell>
        </table:table-row>
        <table:table-row>
          <table:table-cell table:style-name="Table2.A2" office:value-type="string">
            <text:p text:style-name="P24">20</text:p>
          </table:table-cell>
          <table:table-cell table:style-name="Table2.A2" office:value-type="string">
            <text:p text:style-name="P24">100x100</text:p>
          </table:table-cell>
          <table:table-cell table:style-name="Table2.A2" office:value-type="string">
            <text:p text:style-name="P24">27</text:p>
          </table:table-cell>
          <table:table-cell table:style-name="Table2.A2" office:value-type="string">
            <text:p text:style-name="P24">104</text:p>
          </table:table-cell>
          <table:table-cell table:style-name="Table2.E2" office:value-type="string">
            <text:p text:style-name="P24">0.26</text:p>
          </table:table-cell>
        </table:table-row>
        <table:table-row>
          <table:table-cell table:style-name="Table2.A2" office:value-type="string">
            <text:p text:style-name="P24">20</text:p>
          </table:table-cell>
          <table:table-cell table:style-name="Table2.A2" office:value-type="string">
            <text:p text:style-name="P24">200x200</text:p>
          </table:table-cell>
          <table:table-cell table:style-name="Table2.A2" office:value-type="string">
            <text:p text:style-name="P24">108</text:p>
          </table:table-cell>
          <table:table-cell table:style-name="Table2.A2" office:value-type="string">
            <text:p text:style-name="P24">726</text:p>
          </table:table-cell>
          <table:table-cell table:style-name="Table2.E2" office:value-type="string">
            <text:p text:style-name="P24">0.15</text:p>
          </table:table-cell>
        </table:table-row>
        <table:table-row>
          <table:table-cell table:style-name="Table2.A2" office:value-type="string">
            <text:p text:style-name="P24">20</text:p>
          </table:table-cell>
          <table:table-cell table:style-name="Table2.A2" office:value-type="string">
            <text:p text:style-name="P24">200x200</text:p>
          </table:table-cell>
          <table:table-cell table:style-name="Table2.A2" office:value-type="string">
            <text:p text:style-name="P24">842</text:p>
          </table:table-cell>
          <table:table-cell table:style-name="Table2.A2" office:value-type="string">
            <text:p text:style-name="P24">10156</text:p>
          </table:table-cell>
          <table:table-cell table:style-name="Table2.E2" office:value-type="string">
            <text:p text:style-name="P24">0.08</text:p>
          </table:table-cell>
        </table:table-row>
      </table:table>
      <text:p text:style-name="P22"/>
      <text:p text:style-name="P22"/>
      <text:p text:style-name="P14">Используемая память</text:p>
      <text:p text:style-name="P14"/>
      <text:p text:style-name="P16">Количество занимаемой памяти измеряется в байтах.</text:p>
      <text:p text:style-name="P16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9">Плотность</text:p>
            <text:p text:style-name="P19">(%)</text:p>
          </table:table-cell>
          <table:table-cell table:style-name="Table3.A1" office:value-type="string">
            <text:p text:style-name="P19">Размерность</text:p>
          </table:table-cell>
          <table:table-cell table:style-name="Table3.A1" office:value-type="string">
            <text:p text:style-name="P19">Стандартная</text:p>
            <text:p text:style-name="P19">матрица</text:p>
          </table:table-cell>
          <table:table-cell table:style-name="Table3.A1" office:value-type="string">
            <text:p text:style-name="P19">Разреженная</text:p>
            <text:p text:style-name="P19">матрица</text:p>
          </table:table-cell>
          <table:table-cell table:style-name="Table3.E1" office:value-type="string">
            <text:p text:style-name="P19">Отношение</text:p>
            <text:p text:style-name="P19">памяти</text:p>
            <text:p text:style-name="P19">стандартной</text:p>
            <text:p text:style-name="P19">матрицы к</text:p>
            <text:p text:style-name="P19">памяти</text:p>
            <text:p text:style-name="P19">разреженной</text:p>
            <text:p text:style-name="P19">матрицы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00x100</text:p>
          </table:table-cell>
          <table:table-cell table:style-name="Table3.A2" office:value-type="string">
            <text:p text:style-name="P20">40000</text:p>
          </table:table-cell>
          <table:table-cell table:style-name="Table3.A2" office:value-type="string">
            <text:p text:style-name="P20">2032</text:p>
          </table:table-cell>
          <table:table-cell table:style-name="Table3.E2" office:value-type="string">
            <text:p text:style-name="P20">19.69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500x500</text:p>
          </table:table-cell>
          <table:table-cell table:style-name="Table3.A2" office:value-type="string">
            <text:p text:style-name="P20">1000000</text:p>
          </table:table-cell>
          <table:table-cell table:style-name="Table3.A2" office:value-type="string">
            <text:p text:style-name="P20">34032</text:p>
          </table:table-cell>
          <table:table-cell table:style-name="Table3.E2" office:value-type="string">
            <text:p text:style-name="P20">29.83</text:p>
          </table:table-cell>
        </table:table-row>
        <table:table-row>
          <table:table-cell table:style-name="Table3.A2" office:value-type="string">
            <text:p text:style-name="P20">20</text:p>
          </table:table-cell>
          <table:table-cell table:style-name="Table3.A2" office:value-type="string">
            <text:p text:style-name="P20">100x100</text:p>
          </table:table-cell>
          <table:table-cell table:style-name="Table3.A2" office:value-type="string">
            <text:p text:style-name="P20">40000</text:p>
          </table:table-cell>
          <table:table-cell table:style-name="Table3.A2" office:value-type="string">
            <text:p text:style-name="P20">24832</text:p>
          </table:table-cell>
          <table:table-cell table:style-name="Table3.E2" office:value-type="string">
            <text:p text:style-name="P20">1.66</text:p>
          </table:table-cell>
        </table:table-row>
        <table:table-row>
          <table:table-cell table:style-name="Table3.A2" office:value-type="string">
            <text:p text:style-name="P20">20</text:p>
          </table:table-cell>
          <table:table-cell table:style-name="Table3.A2" office:value-type="string">
            <text:p text:style-name="P20">500x500</text:p>
          </table:table-cell>
          <table:table-cell table:style-name="Table3.A2" office:value-type="string">
            <text:p text:style-name="P20">1000000</text:p>
          </table:table-cell>
          <table:table-cell table:style-name="Table3.A2" office:value-type="string">
            <text:p text:style-name="P20">604032</text:p>
          </table:table-cell>
          <table:table-cell table:style-name="Table3.E2" office:value-type="string">
            <text:p text:style-name="P20">15.62</text:p>
          </table:table-cell>
        </table:table-row>
        <table:table-row>
          <table:table-cell table:style-name="Table3.A2" office:value-type="string">
            <text:p text:style-name="P20">50</text:p>
          </table:table-cell>
          <table:table-cell table:style-name="Table3.A2" office:value-type="string">
            <text:p text:style-name="P20">100x100</text:p>
          </table:table-cell>
          <table:table-cell table:style-name="Table3.A2" office:value-type="string">
            <text:p text:style-name="P20">40000</text:p>
          </table:table-cell>
          <table:table-cell table:style-name="Table3.A2" office:value-type="string">
            <text:p text:style-name="P20">60832</text:p>
          </table:table-cell>
          <table:table-cell table:style-name="Table3.E2" office:value-type="string">
            <text:p text:style-name="P20">0.66</text:p>
          </table:table-cell>
        </table:table-row>
        <table:table-row>
          <table:table-cell table:style-name="Table3.A2" office:value-type="string">
            <text:p text:style-name="P20">50</text:p>
          </table:table-cell>
          <table:table-cell table:style-name="Table3.A2" office:value-type="string">
            <text:p text:style-name="P20">500x500</text:p>
          </table:table-cell>
          <table:table-cell table:style-name="Table3.A2" office:value-type="string">
            <text:p text:style-name="P20">1000000</text:p>
          </table:table-cell>
          <table:table-cell table:style-name="Table3.A2" office:value-type="string">
            <text:p text:style-name="P20">1504032</text:p>
          </table:table-cell>
          <table:table-cell table:style-name="Table3.E2" office:value-type="string">
            <text:p text:style-name="P20">0.66</text:p>
          </table:table-cell>
        </table:table-row>
      </table:table>
      <text:p text:style-name="P16"/>
      <text:p text:style-name="P16"/>
      <text:p text:style-name="P14">Вывод</text:p>
      <text:p text:style-name="P16">Алгоритмы обработки разреженных матриц демонстрируют более высокую эффективность по сравнению с стандартными алгоритмами обработки матриц, когда матрицы обладают низкой плотностью. Например, реализованный алгоритм сложения разреженных матриц становится менее эффективным по времени, чем стандартный алгоритм сложения, при плотности около 5–10%, и по памяти — при приблизительно <text:span text:style-name="T7">20</text:span>% плотности.</text:p>
      <text:p text:style-name="P16"/>
      <text:p text:style-name="P4">Ответы на контрольные вопросы</text:p>
      <text:p text:style-name="P4"/>
      <text:p text:style-name="P22">1. Что такое разреженная матрица, какие схемы хранения таких матриц</text:p>
      <text:p text:style-name="P22"><text:soft-page-break/>Вы знаете?</text:p>
      <text:p text:style-name="P22">Разреженная матрица представляет собой матрицу, в которой преобладают нулевые элементы. Для её хранения могут применяться различные схемы, включая координатную, связную и сжатую строчную/столбцевую (compressed sparse row/column) форматы.</text:p>
      <text:p text:style-name="P22"/>
      <text:p text:style-name="P22">2. Каким образом и сколько памяти выделяется под хранение разрежен-</text:p>
      <text:p text:style-name="P22">ной и обычной матрицы?</text:p>
      <text:p text:style-name="P22">При хранении обычной матрицы, память выделяется для хранения массива строк и столбцов матрицы. То есть, размер памяти, необходимой для хранения обычной матрицы, будет равен `n_rows * n_cols * size_of_element` (в байтах).</text:p>
      <text:p text:style-name="P22"/>
      <text:p text:style-name="P22">При хранении разреженной матрицы, память выделяется для массивов, содержащих сами элементы и вспомогательные данные, которые определяют положение элемента в матрице. Напрример, при использовании разреженного строчного/столбцового формата память выделяется под массив элементов, массив соответствующих им индексов столбцов/строк и массив, который указывает на позиции в первых двух массивах, с которых начинается описание каждой строки. Таким образом, размер памяти будет равен `size_of_element * (2 * non_zero_elements + n + 1)`, где `non_zero_elements` - количество ненулевых элементов, `n` - количество строк или столбцов.</text:p>
      <text:p text:style-name="P22"/>
      <text:p text:style-name="P22">3. Каков принцип обработки разреженной матрицы?</text:p>
      <text:p text:style-name="P22">Принцип обработки разреженной матрицы состоит в том, что обрабатываются только ненулевые элементы, а нулевые элементы матрицы не сохраняются в памяти и не подвергаются обработке.</text:p>
      <text:p text:style-name="P22"/>
      <text:p text:style-name="P22">4. В каком случае для матриц эффективнее применять стандартные ал-</text:p>
      <text:p text:style-name="P22">горитмы обработки матриц? От чего это зависит?</text:p>
      <text:p text:style-name="P22">Чем более плотная (менее разреженная) матрица, тем менее целесообразно использовать алгоритмы, предназначенные для обработки разреженных матриц. В данной реализации алгоритма сложения разреженных матриц обработка стандартными методами становится более эффективной с точки зрения времени, примерно при 5–10% плотности, и с точки зрения памяти, примерно при <text:span text:style-name="T8">20</text:span>% плотнос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class="chapter">
      <style:paragraph-properties fo:margin-left="1.3563in" fo:margin-right="1.4083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3:34:55.843292955</meta:creation-date>
    <dc:date>2023-11-14T12:19:21.047970275</dc:date>
    <meta:editing-duration>PT34M36S</meta:editing-duration>
    <meta:editing-cycles>4</meta:editing-cycles>
    <meta:generator>LibreOffice/7.3.7.2$Linux_X86_64 LibreOffice_project/30$Build-2</meta:generator>
    <meta:document-statistic meta:table-count="3" meta:image-count="0" meta:object-count="0" meta:page-count="11" meta:paragraph-count="348" meta:word-count="2042" meta:character-count="13691" meta:non-whitespace-character-count="11802"/>
  </office:meta>
</office:document-meta>
</file>